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cbf" officeooo:paragraph-rsid="0003dcbf"/>
    </style:style>
    <style:style style:name="P2" style:family="paragraph" style:parent-style-name="Standard">
      <style:text-properties officeooo:rsid="000487b6" officeooo:paragraph-rsid="000487b6"/>
    </style:style>
    <style:style style:name="P3" style:family="paragraph" style:parent-style-name="Standard">
      <style:text-properties officeooo:rsid="00057526" officeooo:paragraph-rsid="000575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yam – great plague England london</text:p>
      <text:p text:style-name="P2">light microscope 1000X</text:p>
      <text:p text:style-name="P2">electron microscope 200,000X</text:p>
      <text:p text:style-name="P3">infectious diseases 26% of deaths globally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1:20:58.631000000</meta:creation-date>
    <meta:generator>LibreOffice/5.2.3.3$Windows_x86 LibreOffice_project/d54a8868f08a7b39642414cf2c8ef2f228f780cf</meta:generator>
    <dc:date>2017-07-06T11:20:22.058000000</dc:date>
    <meta:editing-duration>P3DT22H45M12S</meta:editing-duration>
    <meta:editing-cycles>1</meta:editing-cycles>
    <meta:document-statistic meta:table-count="0" meta:image-count="0" meta:object-count="0" meta:page-count="1" meta:paragraph-count="4" meta:word-count="17" meta:character-count="126" meta:non-whitespace-character-count="112"/>
  </office:meta>
</office:document-meta>
</file>